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1.6201in"/>
    </style:style>
    <style:style style:name="co11" style:family="table-column">
      <style:table-column-properties fo:break-before="auto" style:column-width="2.584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number-columns-repeated="6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7" table:number-columns-repeated="1007" table:default-cell-style-name="ce1"/>
        <table:table-row table:style-name="ro1">
          <table:table-cell table:number-columns-repeated="7"/>
          <table:table-cell table:style-name="ce7" office:value-type="string" calcext:value-type="string">
            <text:p>Quiz Signs Research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Zodiac</text:p>
          </table:table-cell>
          <table:table-cell table:number-columns-repeated="2" table:style-name="ce2" office:value-type="string" calcext:value-type="string">
            <text:p>Key</text:p>
          </table:table-cell>
          <table:table-cell table:style-name="ce2"/>
          <table:table-cell table:style-name="ce2" office:value-type="string" calcext:value-type="string">
            <text:p>Personality</text:p>
          </table:table-cell>
          <table:table-cell table:style-name="ce14" office:value-type="string" calcext:value-type="string">
            <text:p>Astrol</text:p>
          </table:table-cell>
          <table:table-cell table:style-name="ce14" office:value-type="string" calcext:value-type="string">
            <text:p>Secret</text:p>
          </table:table-cell>
          <table:table-cell table:style-name="ce14" office:value-type="string" calcext:value-type="string">
            <text:p>Born for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Essen</text:p>
          </table:table-cell>
          <table:table-cell table:style-name="ce14" office:value-type="string" calcext:value-type="string" table:number-columns-spanned="3" table:number-rows-spanned="1">
            <text:p>Only Ast Book</text:p>
          </table:table-cell>
          <table:covered-table-cell table:number-columns-repeated="2" table:style-name="ce14"/>
          <table:table-cell table:style-name="ce14" office:value-type="string" calcext:value-type="string">
            <text:p>Total</text:p>
          </table:table-cell>
          <table:table-cell table:style-name="ce8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Aspiration</text:p>
          </table:table-cell>
          <table:table-cell table:style-name="ce2" office:value-type="string" calcext:value-type="string">
            <text:p>Trait</text:p>
          </table:table-cell>
          <table:table-cell table:style-name="ce14" office:value-type="string" calcext:value-type="string">
            <text:p>for Begs</text:p>
          </table:table-cell>
          <table:table-cell table:style-name="ce14" office:value-type="string" calcext:value-type="string">
            <text:p>Lang</text:p>
          </table:table-cell>
          <table:table-cell table:style-name="ce14" office:value-type="string" calcext:value-type="string">
            <text:p>This</text:p>
          </table:table-cell>
          <table:table-cell table:number-columns-repeated="2" table:style-name="ce14" office:value-type="string" calcext:value-type="string">
            <text:p>Signs</text:p>
          </table:table-cell>
          <table:table-cell table:style-name="ce14" office:value-type="string" calcext:value-type="string">
            <text:p>Astrol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Ascend</text:p>
          </table:table-cell>
          <table:table-cell table:style-name="ce14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3"/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Urgently</text:p>
          </table:table-cell>
          <table:table-cell table:number-columns-repeated="3"/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am</text:p>
          </table:table-cell>
          <table:table-cell table:style-name="Default"/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ntrol</text:p>
          </table:table-cell>
          <table:table-cell/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on-orient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venturous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ggres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ertive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etit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rect</text:p>
          </table:table-cell>
          <table:table-cell table:style-name="ce15" table:number-columns-repeated="4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Bor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ective</text:p>
          </table:table-cell>
          <table:table-cell table:style-name="ce15" table:number-columns-repeated="4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mediate</text:p>
          </table:table-cell>
          <table:table-cell table:style-name="ce15" table:number-columns-repeated="4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ce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ul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cisive</text:p>
          </table:table-cell>
          <table:table-cell table:style-name="ce15" table:number-columns-repeated="4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ve</text:p>
          </table:table-cell>
          <table:table-cell table:style-name="ce15" table:number-columns-repeated="4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pirational</text:p>
          </table:table-cell>
          <table:table-cell table:style-name="ce15" table:number-columns-repeated="4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ioneer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itive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arrelsom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ish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reliable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5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3"/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Realistically</text:p>
          </table:table-cell>
          <table:table-cell table:number-columns-repeated="3"/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have</text:p>
          </table:table-cell>
          <table:table-cell table:style-name="Default"/>
          <table:table-cell/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bedience</text:p>
          </table:table-cell>
          <table:table-cell/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ppetitive</text:p>
          </table:table-cell>
          <table:table-cell table:style-name="ce15" table:number-columns-repeated="5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sinesslike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dura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eed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az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m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urishing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tie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ity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/Reliability</text:p>
          </table:table-cell>
          <table:table-cell table:style-name="ce15" office:value-type="string" calcext:value-type="string">
            <text:p>41,42</text:p>
          </table:table-cell>
          <table:table-cell table:style-name="ce15" table:number-columns-repeated="4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isk-adverse</text:p>
          </table:table-cell>
          <table:table-cell table:style-name="ce15" table:number-columns-repeated="5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indulgent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uous</text:p>
          </table:table-cell>
          <table:table-cell table:style-name="ce15" table:number-columns-repeated="5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able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ead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oic</text:p>
          </table:table-cell>
          <table:table-cell table:style-name="ce15" table:number-columns-repeated="5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olerant</text:p>
          </table:table-cell>
          <table:table-cell table:style-name="ce15" table:number-columns-repeated="5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3"/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Intelligently</text:p>
          </table:table-cell>
          <table:table-cell table:number-columns-repeated="3"/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think</text:p>
          </table:table-cell>
          <table:table-cell table:style-name="Default"/>
          <table:table-cell/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sdom</text:p>
          </table:table-cell>
          <table:table-cell/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Alert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imated</text:p>
          </table:table-cell>
          <table:table-cell table:style-name="ce15" table:number-columns-repeated="5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municator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verse interest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ssiping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igent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table:number-columns-repeated="5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ischievous</text:p>
          </table:table-cell>
          <table:table-cell table:style-name="ce15" table:number-columns-repeated="5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ulti-tasking</text:p>
          </table:table-cell>
          <table:table-cell table:style-name="ce15" table:number-columns-repeated="5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urotic</text:p>
          </table:table-cell>
          <table:table-cell table:style-name="ce15"/>
          <table:table-cell table:style-name="ce15" office:value-type="string" calcext:value-type="string">
            <text:p>73,7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estioning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ck-mind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5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tless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lesman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allow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perficial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lkative</text:p>
          </table:table-cell>
          <table:table-cell table:style-name="ce15" table:number-columns-repeated="5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iplin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ariety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ersati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tty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3"/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Carefully</text:p>
          </table:table-cell>
          <table:table-cell table:number-columns-repeated="3"/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feel</text:p>
          </table:table-cell>
          <table:table-cell table:number-columns-repeated="2"/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style-name="Default"/>
          <table:table-cell/>
          <table:table-cell office:value-type="string" calcext:value-type="string">
            <text:p>Harmony</text:p>
          </table:table-cell>
          <table:table-cell/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Anxiety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r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80,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table:number-columns-repeated="5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ba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harmony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estic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ic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vasive</text:p>
          </table:table-cell>
          <table:table-cell table:style-name="ce15" table:number-columns-repeated="5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mily-oriented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irect</text:p>
          </table:table-cell>
          <table:table-cell table:style-name="ce15" table:number-columns-repeated="5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ecurity</text:p>
          </table:table-cell>
          <table:table-cell table:style-name="ce15"/>
          <table:table-cell table:style-name="ce15" office:value-type="string" calcext:value-type="string">
            <text:p>79,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ightfu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tinctive</text:p>
          </table:table-cell>
          <table:table-cell table:style-name="ce15" table:number-columns-repeated="5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ood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urture</text:p>
          </table:table-cell>
          <table:table-cell table:style-name="ce15"/>
          <table:table-cell table:style-name="ce15" office:value-type="string" calcext:value-type="string">
            <text:p>79,8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ibilities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ssurance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clusive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i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ympathetic</text:p>
          </table:table-cell>
          <table:table-cell table:style-name="ce15" table:number-columns-repeated="5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nacious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4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mid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Proudly</text:p>
          </table:table-cell>
          <table:table-cell table:number-columns-repeated="3"/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will</text:p>
          </table:table-cell>
          <table:table-cell table:number-columns-repeated="2"/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ratitude</text:p>
          </table:table-cell>
          <table:table-cell/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ffectionat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ured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ceit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/>
          <table:table-cell table:style-name="ce15" office:value-type="string" calcext:value-type="string">
            <text:p>85,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ineering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gotistic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85,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y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amboya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85,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gratitude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gnanim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bl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stentati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utspoken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-confide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oud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adiant</text:p>
          </table:table-cell>
          <table:table-cell table:style-name="ce15"/>
          <table:table-cell table:style-name="ce15" office:value-type="float" office:value="86" calcext:value-type="float">
            <text:p>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6" calcext:value-type="float">
            <text:p>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mperament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arm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3"/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Precisely</text:p>
          </table:table-cell>
          <table:table-cell table:number-columns-repeated="3"/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analyze</text:p>
          </table:table-cell>
          <table:table-cell table:number-columns-repeated="2"/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ivine Justice</text:p>
          </table:table-cell>
          <table:table-cell/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alytical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3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xiety</text:p>
          </table:table-cell>
          <table:table-cell table:style-name="ce15"/>
          <table:table-cell table:style-name="ce15" office:value-type="string" calcext:value-type="string">
            <text:p>91,9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tute</text:p>
          </table:table-cell>
          <table:table-cell table:style-name="ce15" table:number-columns-repeated="5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cientious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it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ail-oriented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2" calcext:value-type="float">
            <text:p>9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ligent</text:p>
          </table:table-cell>
          <table:table-cell table:style-name="ce15" table:number-columns-repeated="5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organization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uty/Dutiful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3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stidious</text:p>
          </table:table-cell>
          <table:table-cell table:style-name="ce15" table:number-columns-repeated="5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uss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adstrong</text:p>
          </table:table-cell>
          <table:table-cell table:style-name="ce15"/>
          <table:table-cell table:style-name="ce15" office:value-type="float" office:value="93" calcext:value-type="float">
            <text:p>9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nt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fection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tt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 </text:p>
          </table:table-cell>
          <table:table-cell table:style-name="ce15" office:value-type="string" calcext:value-type="string">
            <text:p>47,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urity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rky</text:p>
          </table:table-cell>
          <table:table-cell table:style-name="ce15" table:number-columns-repeated="5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ry</text:p>
          </table:table-cell>
          <table:table-cell table:style-name="ce15"/>
          <table:table-cell table:style-name="ce15" office:value-type="float" office:value="92" calcext:value-type="float">
            <text:p>92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3"/>
          <table:table-cell table:style-name="ce15" office:value-type="float" office:value="50" calcext:value-type="float">
            <text:p>5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Adaptively</text:p>
          </table:table-cell>
          <table:table-cell table:number-columns-repeated="3"/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balance</text:p>
          </table:table-cell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ality</text:p>
          </table:table-cell>
          <table:table-cell/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nionship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lacent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iderate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operativ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ous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plomatic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cursive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travaga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ir/Fairness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4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rm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tle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aciou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monious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active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ustic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rtnership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ilient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ociab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4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adventurous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3"/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Intensely</text:p>
          </table:table-cell>
          <table:table-cell table:number-columns-repeated="3"/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desire; I want</text:p>
          </table:table-cell>
          <table:table-cell table:number-columns-repeated="2"/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ision</text:p>
          </table:table-cell>
          <table:table-cell/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/>
          <table:table-cell table:style-name="ce15" office:value-type="float" office:value="104" calcext:value-type="float">
            <text:p>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ynic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4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talistic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earless</text:p>
          </table:table-cell>
          <table:table-cell table:style-name="ce15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4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nse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table:number-columns-repeated="3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ssionate</text:p>
          </table:table-cell>
          <table:table-cell table:style-name="ce15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3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ceptive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ntful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5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uthles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rcast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cre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</text:p>
          </table:table-cell>
          <table:table-cell table:style-name="ce15" table:number-columns-repeated="5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ndic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kahol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3"/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Far-reachingly</text:p>
          </table:table-cell>
          <table:table-cell table:number-columns-repeated="3"/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see</text:p>
          </table:table-cell>
          <table:table-cell table:number-columns-repeated="2"/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Victory</text:p>
          </table:table-cell>
          <table:table-cell table:number-columns-repeated="2"/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ve</text:p>
          </table:table-cell>
          <table:table-cell table:style-name="ce15"/>
          <table:table-cell table:style-name="ce15" office:value-type="float" office:value="109110" calcext:value-type="float">
            <text:p>109,11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gumentative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y-go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thical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exible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4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donistic</text:p>
          </table:table-cell>
          <table:table-cell table:style-name="ce15"/>
          <table:table-cell table:style-name="ce15" office:value-type="float" office:value="110" calcext:value-type="float">
            <text:p>11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pefulness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rrow-minded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n-discriminat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4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burdened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iritual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ontaneous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riminating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sionary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3"/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Usefully</text:p>
          </table:table-cell>
          <table:table-cell table:number-columns-repeated="3"/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use</text:p>
          </table:table-cell>
          <table:table-cell table:number-columns-repeated="2"/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/Overcau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descending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trolling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teous</text:p>
          </table:table-cell>
          <table:table-cell table:style-name="ce15" table:number-columns-repeated="5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dica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etic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cused</text:p>
          </table:table-cell>
          <table:table-cell table:style-name="ce15" table:number-columns-repeated="5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ug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al-orien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table:number-columns-repeated="5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/Pragma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116" calcext:value-type="float">
            <text:p>115,116</text:p>
          </table:table-cell>
          <table:table-cell table:style-name="ce15" table:number-columns-repeated="3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rved</text:p>
          </table:table-cell>
          <table:table-cell table:style-name="ce15" table:number-columns-repeated="5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ectfuln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onsible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3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mpromising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3"/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Knowingly</text:p>
          </table:table-cell>
          <table:table-cell table:number-columns-repeated="3"/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know</text:p>
          </table:table-cell>
          <table:table-cell table:number-columns-repeated="2"/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ve</text:p>
          </table:table-cell>
          <table:table-cell/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t</text:p>
          </table:table-cell>
          <table:table-cell table:style-name="ce15"/>
          <table:table-cell table:style-name="ce15" office:value-type="float" office:value="121122" calcext:value-type="float">
            <text:p>121,12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roadmind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gmat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ccentr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4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lpfu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umane/Humanitarian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table:number-columns-repeated="3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rtial</text:p>
          </table:table-cell>
          <table:table-cell table:style-name="ce15" table:number-columns-repeated="5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ers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ng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table:number-columns-repeated="5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ransigent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rv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/>
          <table:table-cell table:style-name="ce15" office:value-type="float" office:value="122" calcext:value-type="float">
            <text:p>12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riginal</text:p>
          </table:table-cell>
          <table:table-cell table:style-name="ce15" table:number-columns-repeated="5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bellious/Revolutionary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ighteous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 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ystematic</text:p>
          </table:table-cell>
          <table:table-cell table:style-name="ce15" table:number-columns-repeated="5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rel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nventi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sdom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3"/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Sympathetically</text:p>
          </table:table-cell>
          <table:table-cell table:number-columns-repeated="3"/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believe</text:p>
          </table:table-cell>
          <table:table-cell table:number-columns-repeated="2"/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4">
          <table:table-cell table:style-name="ce3"/>
          <table:table-cell/>
          <table:table-cell table:style-name="ce12" office:value-type="string" calcext:value-type="string">
            <text:p>I believe and often suffer</text:p>
          </table:table-cell>
          <table:table-cell table:number-columns-repeated="2"/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stery</text:p>
          </table:table-cell>
          <table:table-cell/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aptabl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dictive</text:p>
          </table:table-cell>
          <table:table-cell table:style-name="ce15" table:number-columns-repeated="5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tistic</text:p>
          </table:table-cell>
          <table:table-cell table:style-name="ce15" table:number-columns-repeated="5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rdened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Careles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nge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it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ssionat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ay-dreamer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Influenced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etic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3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agin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ression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tinctive</text:p>
          </table:table-cell>
          <table:table-cell table:style-name="ce15" table:number-columns-repeated="5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Intuitive</text:p>
          </table:table-cell>
          <table:table-cell table:style-name="ce15"/>
          <table:table-cell table:style-name="ce15" office:value-type="float" office:value="128" calcext:value-type="float">
            <text:p>12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Mystical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Non-ambitiou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Non-comb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Psychic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Receptiv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Respon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ecretive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ensi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table:number-columns-repeated="3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tubborn 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ympathetic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Vagu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Visionary</text:p>
          </table:table-cell>
          <table:table-cell table:style-name="ce15" table:number-columns-repeated="5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Vulnerabl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5"/>
          <table:table-cell table:style-name="ce15" table:number-columns-repeated="9"/>
          <table:table-cell table:number-columns-repeated="1010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16" table:number-columns-repeated="8"/>
          <table:table-cell table:style-name="ce15"/>
          <table:table-cell table:number-columns-repeated="1010"/>
        </table:table-row>
        <table:table-row table:style-name="ro2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1">The Secret Language of Astrology </text:span>by Roy Gillett, 20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1">Part 1 of Sun &amp; Moon Signs</text:span> 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2">Part 2 of Sun &amp; Moon Signs </text:span>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1">The Only Astrology Book You’ll Ever Need </text:span>by Joanna Martine Woolfolk, 1982-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: Chapter 1 – <text:span text:style-name="T1">Su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on: Chapter 5 – <text:span text:style-name="T1">Moo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366:Sheet1.K3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4:47:29.22049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6-29T17:19:53.286493592</dc:date>
    <meta:editing-duration>P1DT2H38M20S</meta:editing-duration>
    <meta:editing-cycles>84</meta:editing-cycles>
    <meta:document-statistic meta:table-count="1" meta:cell-count="881" meta:object-count="0"/>
  </office:meta>
</office:document-meta>
</file>